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50%" fo:text-align="justify" style:justify-single-word="false"/>
      <style:text-properties officeooo:rsid="002db1d9" officeooo:paragraph-rsid="002db1d9"/>
    </style:style>
    <style:style style:name="P2" style:family="paragraph" style:parent-style-name="Standard">
      <style:paragraph-properties fo:margin-top="0.101cm" fo:margin-bottom="0.101cm" loext:contextual-spacing="false" fo:line-height="150%" fo:text-align="justify" style:justify-single-word="false"/>
      <style:text-properties fo:language="en" fo:country="US" officeooo:rsid="00255bdb" officeooo:paragraph-rsid="00255bdb"/>
    </style:style>
    <style:style style:name="P3" style:family="paragraph" style:parent-style-name="Standard">
      <style:paragraph-properties fo:margin-top="0.101cm" fo:margin-bottom="0.101cm" loext:contextual-spacing="false" fo:line-height="150%" fo:text-align="justify" style:justify-single-word="false"/>
      <style:text-properties fo:language="en" fo:country="US" officeooo:rsid="002db1d9" officeooo:paragraph-rsid="002db1d9"/>
    </style:style>
    <style:style style:name="P4" style:family="paragraph" style:parent-style-name="Preformatted_20_Text">
      <style:paragraph-properties fo:margin-left="0cm" fo:margin-right="0cm" fo:margin-top="0cm" fo:margin-bottom="0.499cm" loext:contextual-spacing="false" fo:text-indent="0cm" style:auto-text-indent="false"/>
    </style:style>
    <style:style style:name="P5" style:family="paragraph" style:parent-style-name="Preformatted_20_Text">
      <style:paragraph-properties fo:margin-left="0cm" fo:margin-right="0cm" fo:margin-top="0cm" fo:margin-bottom="0cm" loext:contextual-spacing="false" fo:text-indent="0cm" style:auto-text-indent="false"/>
    </style:style>
    <style:style style:name="P6"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7" style:family="paragraph" style:parent-style-name="Standard">
      <style:paragraph-properties fo:margin-top="0.101cm" fo:margin-bottom="0.101cm" loext:contextual-spacing="false" fo:line-height="150%" fo:text-align="justify" style:justify-single-word="false"/>
      <style:text-properties officeooo:paragraph-rsid="00255bdb"/>
    </style:style>
    <style:style style:name="P8" style:family="paragraph" style:parent-style-name="Standard">
      <style:paragraph-properties fo:margin-top="0.101cm" fo:margin-bottom="0.101cm" loext:contextual-spacing="false" fo:line-height="150%" fo:text-align="justify" style:justify-single-word="false"/>
      <style:text-properties officeooo:paragraph-rsid="00331254"/>
    </style:style>
    <style:style style:name="P9" style:family="paragraph" style:parent-style-name="Standard">
      <style:paragraph-properties fo:margin-top="0.101cm" fo:margin-bottom="0.101cm" loext:contextual-spacing="false" fo:line-height="150%" fo:text-align="justify" style:justify-single-word="false"/>
      <style:text-properties officeooo:paragraph-rsid="0033f1a9"/>
    </style:style>
    <style:style style:name="P10" style:family="paragraph" style:parent-style-name="Standard">
      <style:paragraph-properties fo:margin-top="0.101cm" fo:margin-bottom="0.101cm" loext:contextual-spacing="false" fo:line-height="150%" fo:text-align="justify" style:justify-single-word="false"/>
      <style:text-properties officeooo:paragraph-rsid="00355b8b"/>
    </style:style>
    <style:style style:name="P11" style:family="paragraph" style:parent-style-name="Standard">
      <style:paragraph-properties fo:margin-top="0.101cm" fo:margin-bottom="0.101cm" loext:contextual-spacing="false" fo:line-height="150%" fo:text-align="justify" style:justify-single-word="false"/>
      <style:text-properties fo:language="en" fo:country="US" officeooo:paragraph-rsid="00255bdb"/>
    </style:style>
    <style:style style:name="P12" style:family="paragraph" style:parent-style-name="Standard">
      <style:paragraph-properties fo:margin-top="0.101cm" fo:margin-bottom="0.101cm" loext:contextual-spacing="false" fo:line-height="150%" fo:text-align="justify" style:justify-single-word="false"/>
      <style:text-properties fo:language="en" fo:country="US" officeooo:paragraph-rsid="003278b0"/>
    </style:style>
    <style:style style:name="T1" style:family="text">
      <style:text-properties fo:language="en" fo:country="US"/>
    </style:style>
    <style:style style:name="T2" style:family="text">
      <style:text-properties fo:language="en" fo:country="US" officeooo:rsid="00255bdb"/>
    </style:style>
    <style:style style:name="T3" style:family="text">
      <style:text-properties fo:language="en" fo:country="US" officeooo:rsid="0028acff"/>
    </style:style>
    <style:style style:name="T4" style:family="text">
      <style:text-properties fo:language="en" fo:country="US" officeooo:rsid="002bd67b"/>
    </style:style>
    <style:style style:name="T5" style:family="text">
      <style:text-properties fo:language="en" fo:country="US" officeooo:rsid="002db1d9"/>
    </style:style>
    <style:style style:name="T6" style:family="text">
      <style:text-properties fo:language="en" fo:country="US" officeooo:rsid="002f2bdb"/>
    </style:style>
    <style:style style:name="T7" style:family="text">
      <style:text-properties fo:language="en" fo:country="US" officeooo:rsid="00302e62"/>
    </style:style>
    <style:style style:name="T8" style:family="text">
      <style:text-properties fo:language="en" fo:country="US" officeooo:rsid="00331254"/>
    </style:style>
    <style:style style:name="T9" style:family="text">
      <style:text-properties fo:language="en" fo:country="US" officeooo:rsid="003391a6"/>
    </style:style>
    <style:style style:name="T10" style:family="text">
      <style:text-properties fo:language="en" fo:country="US" officeooo:rsid="0033f1a9"/>
    </style:style>
    <style:style style:name="T11" style:family="text">
      <style:text-properties fo:language="en" fo:country="US" officeooo:rsid="00355b8b"/>
    </style:style>
    <style:style style:name="T12" style:family="text">
      <style:text-properties fo:language="en" fo:country="US" officeooo:rsid="0036735e"/>
    </style:style>
    <style:style style:name="T13" style:family="text">
      <style:text-properties officeooo:rsid="00302e62"/>
    </style:style>
    <style:style style:name="T14" style:family="text">
      <style:text-properties officeooo:rsid="0030986d"/>
    </style:style>
    <style:style style:name="T15" style:family="text">
      <style:text-properties officeooo:rsid="003278b0"/>
    </style:style>
    <style:style style:name="T16" style:family="text">
      <style:text-properties officeooo:rsid="00355b8b"/>
    </style:style>
    <style:style style:name="T17" style:family="text">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7">- Historia do poste</text:span></text:p>
      <text:p text:style-name="P6"><text:s text:c="8"/>- Tecnologia de um poste</text:p>
      <text:p text:style-name="P6">- Tecnologias de lampadas</text:p>
      <text:p text:style-name="P6">- Consumos</text:p>
      <text:p text:style-name="P4"><text:span text:style-name="T17">- Custos associados</text:span></text:p>
      <text:p text:style-name="P7"><text:span text:style-name="T12">P</text:span><text:span text:style-name="T2">ublic lighting is essential to the </text:span><text:span text:style-name="T3">society </text:span><text:span text:style-name="T2">quality of life, </text:span><text:span text:style-name="T3">since it </text:span><text:span text:style-name="T2">allows citizens to enjoy public spaces at night, providing greater </text:span><text:span text:style-name="T3">security</text:span><text:span text:style-name="T2">. “In 1417, the Mayor of London ordered all houses to hang lanterns outdoors after dark during the winter months. This marked the first organized public lighting. ” [ref]. From oil lamps to LED lamps, public lighting has </text:span><text:span text:style-name="T3">become </text:span><text:span text:style-name="T2">a more efficient, cheaper and less polluting way </text:span><text:span text:style-name="T3">of lighting the streets</text:span><text:span text:style-name="T2">. Currently, most of the lamps used in public lighting are </text:span><text:span text:style-name="T4">High Pressure Sodium (HPS). This is a gas-discharge lamp that uses sodium in to produce light at a distinctively yellow-orange, monochromatic glow. </text:span><text:span text:style-name="T5">These are more efficient than the older incandescent lights, have a cheaper price and have a higher lumen efficiency than older street light types. </text:span><text:span text:style-name="T6">However, these aren’t directional lights (have 360º light direction), have a higher maintenance cost and operation cost than the LED lamps. </text:span></text:p>
      <text:p text:style-name="P7"><text:span text:style-name="T6"/></text:p>
      <text:p text:style-name="P1"><text:span text:style-name="T2">L</text:span><text:span text:style-name="T1">umen – (lm) measure of the total amount of visible light from a light source</text:span></text:p>
      <text:p text:style-name="P3">Lumens per Watt (lm/W) useful way to measure the efficacy of lighting products</text:p>
      <text:p text:style-name="P2">Gas-discharge lamps: family of artificial light sources that generate light by sending an electric discharge through an ionized gas</text:p>
      <text:p text:style-name="P11">“But while LEDs are cheaper than previous alternatives, they come with hidden costs. People tend to overuse them and over-illuminate areas, and without proper shielding, these much brighter bulbs cast large amounts of wasted light in all directions. What’s more, the inexpensive white LEDs often found in street lights emit wavelengths of blue light that bounce around in the atmosphere, potentially increasing sky glow. These wavelengths are also known to affect animals—including humans—more dramatically than lights emitting in other parts of the spectrum.”</text:p>
      <text:p text:style-name="P7"/>
      <text:p text:style-name="P7"/>
      <text:p text:style-name="P7"/>
      <text:p text:style-name="P7"/>
      <text:p text:style-name="P7"/>
      <text:p text:style-name="P7"/>
      <text:p text:style-name="P7"/>
      <text:p text:style-name="P12"><text:soft-page-break/><text:span text:style-name="T13">Cities are looking at smart infrastructure to reduce costs, improve sustainability, and provide better services to residents. </text:span><text:span text:style-name="T14">Nowadays, Telensa is the market share leader in smart street lighting with more than ten years of experience. PLANet is an <text:s/>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text:span><text:span text:style-name="T15">Doncaster, the largest metropolitan borough in England, houses </text:span><text:span text:style-name="T13">over 45,000 smart </text:span><text:span text:style-name="T15">Telensa </text:span><text:span text:style-name="T13">streetlights,</text:span><text:span text:style-name="T15"> covering 220 square miles, achieving energy savings of approximately </text:span><text:span text:style-name="T13">1,</text:span><text:span text:style-name="T15">5</text:span><text:span text:style-name="T13"> million </text:span><text:span text:style-name="T15">euros</text:span><text:span text:style-name="T13"> annually, with potential to increase this in the future </text:span><text:span text:style-name="T15">[ref]</text:span><text:span text:style-name="T13">.</text:span></text:p>
      <text:p text:style-name="P8"><text:span text:style-name="T8">FLASHNET is a company focused on developing intelligent systems for smarter cities and better infrastructures and have created a solution that provides the right amount of light where and when needed to lighten the streets, the i</text:span><text:span text:style-name="T7">nteliLIGHT </text:span><text:span text:style-name="T9">[ref]</text:span><text:span text:style-name="T7">. Using the existing infrastructure, </text:span><text:span text:style-name="T9">this solution</text:span><text:span text:style-name="T7"> save</text:span><text:span text:style-name="T9">s</text:span><text:span text:style-name="T7"> money and transform</text:span><text:span text:style-name="T9">s</text:span><text:span text:style-name="T7"> the existing distribution level network into an intelligent infrastructure of the future. Furthermore, the system is integrated with major IoT platforms and provid</text:span><text:span text:style-name="T9">es</text:span><text:span text:style-name="T7"> API connectivity with City Management applications, ensuring compatibility with existing smart lighting and smart city initiatives.</text:span></text:p>
      <text:p text:style-name="P10"><text:span text:style-name="T7">Note that smart street light is an emerging technology that, despite being established in the market, is still relatively uncommon </text:span><text:span text:style-name="T11">to see in cities </text:span><text:span text:style-name="T7">due to the initial investment it entails. However, it is </text:span><text:soft-page-break/><text:span text:style-name="T7">clear that in the long run </text:span><text:span text:style-name="T11">it </text:span><text:span text:style-name="T7">is </text:span><text:span text:style-name="T11">compensatory and n</text:span><text:span text:style-name="T7">ow, as the consequences of light pollution tiptoe from the shadows and into the spotlight, cities, regulatory agencies, and conservation groups are agitating for solu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8:33:42.320740765</meta:creation-date>
    <dc:date>2021-11-01T19:53:22.582177799</dc:date>
    <meta:editing-duration>PT26M52S</meta:editing-duration>
    <meta:editing-cycles>6</meta:editing-cycles>
    <meta:generator>LibreOffice/6.4.7.2$Linux_X86_64 LibreOffice_project/40$Build-2</meta:generator>
    <meta:document-statistic meta:table-count="0" meta:image-count="0" meta:object-count="0" meta:page-count="3" meta:paragraph-count="13" meta:word-count="572" meta:character-count="3769" meta:non-whitespace-character-count="3201"/>
  </office:meta>
</office:document-meta>
</file>